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0">Constellation</text:p>
      <text:p text:style-name="P70">Say Man</text:p>
      <text:p text:style-name="P70">Mtn Lion</text:p>
      <text:p text:style-name="P70">Dark Horse</text:p>
      <text:p text:style-name="P70">Sophia</text:p>
      <text:p text:style-name="P70">Almost the One</text:p>
      <text:p text:style-name="P70">S.O.S</text:p>
      <text:p text:style-name="P70">Power</text:p>
      <text:p text:style-name="P70">Perpetual</text:p>
      <text:p text:style-name="P70">Bobby Love</text:p>
      <text:p text:style-name="P70">Heart N’ Split</text:p>
      <text:p text:style-name="P70">The Corner</text:p>
      <text:p text:style-name="P70">Back to the Sun</text:p>
      <text:p text:style-name="P70">The Get Down</text:p>
      <text:p text:style-name="P70">We Way</text:p>
      <text:p text:style-name="P70">Only Ever</text:p>
      <text:p text:style-name="P70">One Good Reason</text:p>
      <text:p text:style-name="P70">Bridge</text:p>
      <text:p text:style-name="P70">Mtn Dew</text:p>
      <text:p text:style-name="P70">Time on Time</text:p>
      <text:p text:style-name="P70">Haunted</text:p>
      <text:p text:style-name="P70">Just a Little Longer</text:p>
      <text:p text:style-name="P70">Odetta</text:p>
      <text:p text:style-name="P70"/>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58">d1229</text:span>. . .<text:span text:style-name="T66">I walked to Aldi while listening to the album, bought 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guitar strings. We listened to the 45-minute version on the couch, cuddled in the bed. She eventually went to the guest room to spread out.</text:p>
      <text:p text:style-name="P68"/>
      <text:p text:style-name="P68">XI.XVIII</text:p>
      <text:p text:style-name="P68"/>
      <text:p text:style-name="P68">I woke at 730, went to check my phone, cuddled Hannah a bit, went back to the big bed, texted Luke. <text:soft-page-break/>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windy way while listening to the 90-minute version, spent all day working on two songs.</text:p>
      <text:p text:style-name="P68"><text:s text:c="3"/>Luke was hyper-specific about what he wanted from the drums and the tunes ended up sounding great. We ate curry in their house and I drove us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9T19:57:17.676742781</dc:date>
    <meta:editing-duration>P75DT19H10M1S</meta:editing-duration>
    <meta:editing-cycles>738</meta:editing-cycles>
    <meta:generator>LibreOffice/24.2.5.2$MacOSX_X86_64 LibreOffice_project/bffef4ea93e59bebbeaf7f431bb02b1a39ee8a59</meta:generator>
    <meta:print-date>2024-11-16T11:53:14.696761837</meta:print-date>
    <meta:document-statistic meta:table-count="0" meta:image-count="0" meta:object-count="0" meta:page-count="56" meta:paragraph-count="232" meta:word-count="9941" meta:character-count="52494" meta:non-whitespace-character-count="42585"/>
  </office:meta>
</office:document-meta>
</file>